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70000001488DC5249B.png" manifest:media-type="image/png"/>
  <manifest:file-entry manifest:full-path="Pictures/10000000000003340000055C02C66CEC.jpg" manifest:media-type="image/jpeg"/>
  <manifest:file-entry manifest:full-path="Pictures/10000000000003C0000006287EFB33B3.jpg" manifest:media-type="image/jpeg"/>
  <manifest:file-entry manifest:full-path="Pictures/100000000000045000000328975B65B6.jpg" manifest:media-type="image/jpeg"/>
  <manifest:file-entry manifest:full-path="Pictures/1000000000000628000004707189947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raz1" text:anchor-type="paragraph" svg:x="0.483cm" svg:y="0.37cm" svg:width="6.773cm" svg:height="4.882cm" draw:z-index="0"><draw:image xlink:href="Pictures/10000000000006280000047071899472.jpg" xlink:type="simple" xlink:show="embed" xlink:actuate="onLoad"/></draw:frame><draw:frame draw:style-name="fr1" draw:name="Obraz2" text:anchor-type="paragraph" svg:x="9.361cm" svg:y="0.344cm" svg:width="6.853cm" svg:height="5.015cm" draw:z-index="1"><draw:image xlink:href="Pictures/100000000000045000000328975B65B6.jpg" xlink:type="simple" xlink:show="embed" xlink:actuate="onLoad"/></draw:frame><draw:frame draw:style-name="fr1" draw:name="Obraz3" text:anchor-type="paragraph" svg:x="0.464cm" svg:y="6.218cm" svg:width="6.75cm" svg:height="11.081cm" draw:z-index="2"><draw:image xlink:href="Pictures/10000000000003C0000006287EFB33B3.jpg" xlink:type="simple" xlink:show="embed" xlink:actuate="onLoad"/></draw:frame><draw:frame draw:style-name="fr1" draw:name="Obraz4" text:anchor-type="paragraph" svg:x="9.88cm" svg:y="6.641cm" svg:width="6.239cm" svg:height="10.439cm" draw:z-index="3"><draw:image xlink:href="Pictures/10000000000003340000055C02C66CEC.jpg" xlink:type="simple" xlink:show="embed" xlink:actuate="onLoad"/></draw:frame><draw:frame draw:style-name="fr1" draw:name="Obraz5" text:anchor-type="paragraph" svg:x="-0.079cm" svg:y="19.791cm" svg:width="17cm" svg:height="4.907cm" draw:z-index="4"><draw:image xlink:href="Pictures/1000000000000470000001488DC5249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5T09:16:12.409525635</meta:creation-date>
    <dc:date>2015-07-15T09:57:06.297689785</dc:date>
    <meta:editing-duration>P0D</meta:editing-duration>
    <meta:editing-cycles>1</meta:editing-cycles>
    <meta:document-statistic meta:table-count="0" meta:image-count="5" meta:object-count="0" meta:page-count="1" meta:paragraph-count="0" meta:word-count="0" meta:character-count="0" meta:non-whitespace-character-count="0"/>
    <meta:generator>LibreOffice/4.2.8.2$Linux_X86_64 LibreOffice_project/420m0$Build-2</meta:generator>
  </office:meta>
</office:document-meta>
</file>